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InverterPerField.processFields( final Fieldable [ ] fields , final int coun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DocInverte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nverterPerField.DocInverterPerField( DocInverterPerThread perThrea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